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0caf9" officeooo:paragraph-rsid="0010caf9"/>
    </style:style>
    <style:style style:name="P2" style:family="paragraph" style:parent-style-name="Standard">
      <style:text-properties fo:language="en" fo:country="US" officeooo:rsid="00125528" officeooo:paragraph-rsid="00125528"/>
    </style:style>
    <style:style style:name="P3" style:family="paragraph" style:parent-style-name="Standard">
      <style:text-properties fo:language="en" fo:country="US" officeooo:rsid="0013a984" officeooo:paragraph-rsid="0013a984"/>
    </style:style>
    <style:style style:name="P4" style:family="paragraph" style:parent-style-name="Standard">
      <style:text-properties fo:language="en" fo:country="US" officeooo:rsid="001498a4" officeooo:paragraph-rsid="001498a4"/>
    </style:style>
    <style:style style:name="P5" style:family="paragraph" style:parent-style-name="Standard">
      <style:text-properties fo:language="en" fo:country="US" officeooo:rsid="001498a4" officeooo:paragraph-rsid="001a5f92"/>
    </style:style>
    <style:style style:name="P6" style:family="paragraph" style:parent-style-name="Standard">
      <style:text-properties fo:language="en" fo:country="US" officeooo:paragraph-rsid="0018e035"/>
    </style:style>
    <style:style style:name="P7" style:family="paragraph" style:parent-style-name="Standard">
      <style:text-properties fo:language="ru" fo:country="RU" officeooo:rsid="001661ac" officeooo:paragraph-rsid="001661ac"/>
    </style:style>
    <style:style style:name="P8" style:family="paragraph" style:parent-style-name="Standard">
      <style:text-properties officeooo:paragraph-rsid="0018e035"/>
    </style:style>
    <style:style style:name="P9" style:family="paragraph" style:parent-style-name="Standard">
      <style:text-properties officeooo:rsid="0018e035" officeooo:paragraph-rsid="0018e035"/>
    </style:style>
    <style:style style:name="T1" style:family="text">
      <style:text-properties officeooo:rsid="0013a984"/>
    </style:style>
    <style:style style:name="T2" style:family="text">
      <style:text-properties officeooo:rsid="001498a4"/>
    </style:style>
    <style:style style:name="T3" style:family="text">
      <style:text-properties officeooo:rsid="0014a88d"/>
    </style:style>
    <style:style style:name="T4" style:family="text">
      <style:text-properties officeooo:rsid="001661ac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7b226"/>
    </style:style>
    <style:style style:name="T7" style:family="text">
      <style:text-properties fo:language="en" fo:country="US" officeooo:rsid="0018a469"/>
    </style:style>
    <style:style style:name="T8" style:family="text">
      <style:text-properties fo:language="en" fo:country="US" officeooo:rsid="0018e035"/>
    </style:style>
    <style:style style:name="T9" style:family="text">
      <style:text-properties fo:language="en" fo:country="US" officeooo:rsid="001a5f92"/>
    </style:style>
    <style:style style:name="T10" style:family="text">
      <style:text-properties officeooo:rsid="0018a469"/>
    </style:style>
    <style:style style:name="T11" style:family="text">
      <style:text-properties fo:font-variant="normal" fo:text-transform="none" fo:color="#bdc1c6" loext:opacity="100%" style:font-name="arial" fo:font-size="12pt" fo:letter-spacing="normal" fo:font-style="normal" fo:font-weight="normal"/>
    </style:style>
    <style:style style:name="T12" style:family="text">
      <style:text-properties officeooo:rsid="0018e0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i there</text:p>
      <text:p text:style-name="P2">my name is viktoria</text:p>
      <text:p text:style-name="P1">Let me start by introducing myself</text:p>
      <text:p text:style-name="P1">im 22 years old and im from belarus</text:p>
      <text:p text:style-name="P1"/>
      <text:p text:style-name="P1"/>
      <text:p text:style-name="P1"/>
      <text:p text:style-name="P1"/>
      <text:p text:style-name="P3">hi there</text:p>
      <text:p text:style-name="P3">im viktoria</text:p>
      <text:p text:style-name="P3">a 22 frontend developer from belarus</text:p>
      <text:p text:style-name="P3">with a passion for music, <text:span text:style-name="T4">drawing, </text:span>modelin<text:span text:style-name="T10">g</text:span> and coffe<text:span text:style-name="T4">e</text:span></text:p>
      <text:p text:style-name="P7"/>
      <text:p text:style-name="P7"><text:span text:style-name="T5">I have 2 educations, one of </text:span><text:span text:style-name="T6">which</text:span><text:span text:style-name="T5"> is higher</text:span> <text:span text:style-name="T6">but none of them is related with information technology. In 2022 I graduated from </text:span><text:span text:style-name="T7">the faculty of finance and banking of</text:span><text:span text:style-name="T6"> belarussian state uni of economics </text:span><text:span text:style-name="T7">and I have <text:s/>3-years of work experience <text:s/>in insurance company</text:span></text:p>
      <text:p text:style-name="P6"><text:span text:style-name="T1"><text:s/></text:span><text:span text:style-name="T10">for now Im tired of </text:span><text:span text:style-name="T12">working in open-space office in addition to inability to work remotely</text:span></text:p>
      <text:p text:style-name="P8"><text:span text:style-name="T8"><text:s/>thats why I decided to completely change my profession to something more flexible, more dynamic, that provides more opportunities and competitive salaries</text:span></text:p>
      <text:p text:style-name="P8"><text:span text:style-name="T8"/></text:p>
      <text:p text:style-name="P9"><text:span text:style-name="T5">as a person why likes to see results of their work immediately ive chose</text:span><text:span text:style-name="T9">n</text:span><text:span text:style-name="T5"> frontend dev for myself </text:span><text:span text:style-name="T9">and ive got really exited</text:span></text:p>
      <text:p text:style-name="P9"><text:span text:style-name="T9"/></text:p>
      <text:p text:style-name="P5">fun fact ive started learning web development with react </text:p>
      <text:p text:style-name="P5">don’t ask me why </text:p>
      <text:p text:style-name="P5"><text:span text:style-name="T9">quickly ive found out that I understand like 20% of whats going on in my code so I desided start </text:span><text:span text:style-name="T3">again</text:span><text:span text:style-name="T9"> from beginning</text:span></text:p>
      <text:p text:style-name="P3"/>
      <text:p text:style-name="P3">while taking rss school course I learn a lot about programming</text:p>
      <text:p text:style-name="P3"/>
      <text:p text:style-name="P3">I equired a lot of different skills:</text:p>
      <text:p text:style-name="P3"><text:s/><text:tab/>html</text:p>
      <text:p text:style-name="P3"><text:tab/>css <text:span text:style-name="T2">and its preprocessers</text:span></text:p>
      <text:p text:style-name="P3"><text:tab/>js<text:tab/></text:p>
      <text:p text:style-name="P3"><text:tab/>nodejs</text:p>
      <text:p text:style-name="P3"><text:tab/><text:span text:style-name="T2">react</text:span></text:p>
      <text:p text:style-name="P3"/>
      <text:p text:style-name="P4"/>
      <text:p text:style-name="P4"/>
      <text:p text:style-name="P4">remote work</text:p>
      <text:p text:style-name="P3"><text:tab/></text:p>
      <text:p text:style-name="P3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7T18:31:37.989000000</dc:date>
    <meta:editing-duration>PT8M27S</meta:editing-duration>
    <meta:editing-cycles>1</meta:editing-cycles>
    <meta:document-statistic meta:table-count="0" meta:image-count="0" meta:object-count="0" meta:page-count="1" meta:paragraph-count="25" meta:word-count="209" meta:character-count="1184" meta:non-whitespace-character-count="983"/>
    <meta:generator>LibreOffice/7.1.8.1$Windows_X86_64 LibreOffice_project/e1f30c802c3269a1d052614453f260e49458c82c</meta:generator>
  </office:meta>
</office:document-meta>
</file>